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text-align="start" style:justify-single-word="false"/>
      <style:text-properties fo:font-size="10.5pt" officeooo:paragraph-rsid="003a0c2d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3a0c2d" style:font-name="arial" style:font-size-asian="11pt" style:font-size-complex="11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a0c2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a0c2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Title">
      <style:text-properties fo:font-size="14pt" fo:text-transform="uppercase" officeooo:paragraph-rsid="003a0c2d" officeooo:rsid="0022c4d6" style:font-name="Arial" style:font-size-asian="14pt" style:font-size-complex="14pt"/>
    </style:style>
    <style:style style:family="paragraph" style:name="P18" style:parent-style-name="UrbanTitle">
      <style:text-properties fo:font-size="14pt" fo:text-transform="uppercase" officeooo:paragraph-rsid="003a0c2d" officeooo:rsid="0022c4d6" style:font-name="Arial" style:font-size-asian="14pt" style:font-size-complex="14pt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officeooo:rsid="003a0c2d" style:font-style-asian="normal" style:font-style-complex="normal"/>
    </style:style>
    <style:style style:family="text" style:name="T2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font-size="10.5pt" style:font-name="Arial" style:font-size-asian="10.5pt" style:font-size-complex="10.5pt"/>
    </style:style>
    <style:style style:family="text" style:name="T26">
      <style:text-properties fo:font-size="10.5pt" officeooo:rsid="0022109e" style:font-name="Arial" style:font-size-asian="10.5pt" style:font-size-complex="10.5pt"/>
    </style:style>
    <style:style style:family="text" style:name="T27">
      <style:text-properties officeooo:rsid="003b1856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9">do text</text:p><text:p text:style-name="P19">from document(at=header, format='odt')</text:p></office:annotation><text:span text:style-name="T2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3"><text:span text:style-name="T25">S</text:span><text:span text:style-name="T26">PW - </text:span><text:span text:style-name="T25">Département des Permis et Autorisations</text:span></text:p>
            <text:p text:style-name="P2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6">RECOMMANDÉ</text:p>
          </table:table-cell>
        </table:table-row>
      </table:table>
      <text:p text:style-name="P17"/>
      <text:p text:style-name="P18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5"/>
      <text:p text:style-name="P1"/>
      <text:p text:style-name="P1"><office:annotation><dc:creator>Gauthier Bastien</dc:creator><dc:date>2011-02-16T16:12:24</dc:date><text:p text:style-name="P19">do text if self.hasMultipleApplicants()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9">do text if self.hasSingleApplicant()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<text:span text:style-name="T27">d’État</text:span>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7:41.220528627">19 février 2021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9">do text</text:p><text:p text:style-name="P19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7:41.118311308</dc:date>
    <meta:editing-duration>PT21M1S</meta:editing-duration>
    <meta:editing-cycles>29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86" meta:character-count="1268" meta:non-whitespace-character-count="1120"/>
  </office:meta>
</office:document-meta>
</file>